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0]*[.C20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21]*[.C21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22]*[.C22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3]*[.C23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24]*[.C24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25]*[.C25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26]*[.C26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27]*[.C27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29]*[.C29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1]*[.C31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32]*[.C32]" office:value-type="currency" office:currency="EUR" office:value="21.57">
            <text:p>21,57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35]*[.C35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1]*[.C41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42]*[.C42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HTD3 aluminium pulley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44]*[.C44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45]*[.C45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46]*[.C46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47]*[.C47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48]*[.C48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49]*[.C49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0]*[.C50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6">
            <text:p>6</text:p>
          </table:table-cell>
          <table:table-cell table:style-name="ce16" table:formula="of:=[.B51]*[.C51]" office:value-type="currency" office:currency="EUR" office:value="24">
            <text:p>2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5]*[.C55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56]*[.C56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 office:value-type="currency" office:currency="EUR" office:value="5">
            <text:p>5,00 €</text:p>
          </table:table-cell>
          <table:table-cell table:style-name="ce26" office:value-type="float" office:value="1">
            <text:p>1</text:p>
          </table:table-cell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77]*[.C77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78]*[.C78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0]*[.C80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82]*[.C82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84:.D91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4]*[.C84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5]*[.C85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6]*[.C86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7]*[.C87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8]*[.C88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89]*[.C89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0]*[.C90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1]*[.C91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1])" office:value-type="currency" office:currency="EUR" office:value="364.7842">
            <text:p>364,78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92]+[.D93]" office:value-type="currency" office:currency="EUR" office:value="374.7842">
            <text:p>374,78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 style:data-style-name="N2" text:time-value="0000-00-00T00:35:47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13T00:38:22.02</dc:date>
    <meta:editing-duration>P8DT12H9M10S</meta:editing-duration>
    <meta:editing-cycles>589</meta:editing-cycles>
    <meta:document-statistic meta:table-count="1" meta:cell-count="310" meta:object-count="0"/>
  </office:meta>
</office:document-meta>
</file>